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A savings account is ideal for personal savings with interest, while a current account suits businesses with frequent transactions. This guide outlines steps to open either in India.</text:p>
      <text:h text:style-name="P1" text:outline-level="2">Steps</text:h>
      <text:list text:style-name="L1">
        <text:list-item>
          <text:p text:style-name="P3"><text:span text:style-name="Strong_20_Emphasis">Choose Account Type</text:span>: Select savings (personal) or current (business) based on needs.</text:p>
        </text:list-item>
        <text:list-item>
          <text:p text:style-name="P3"><text:span text:style-name="Strong_20_Emphasis">Gather Documents</text:span>: Prepare ID proof (Aadhaar, PAN), address proof (utility bill), 2–4 photos, initial deposit (₹1,000–₹25,000).</text:p>
        </text:list-item>
        <text:list-item>
          <text:p text:style-name="P3"><text:span text:style-name="Strong_20_Emphasis">Visit Bank or Apply Online</text:span>: Go to a branch or use bank’s website/app.</text:p>
        </text:list-item>
        <text:list-item>
          <text:p text:style-name="P3"><text:span text:style-name="Strong_20_Emphasis">Fill Application</text:span>: Provide personal/business details, select services (debit card, net banking).</text:p>
        </text:list-item>
        <text:list-item>
          <text:p text:style-name="P3"><text:span text:style-name="Strong_20_Emphasis">Complete KYC</text:span>: Verify via Aadhaar OTP, video KYC, or in-person.</text:p>
        </text:list-item>
        <text:list-item>
          <text:p text:style-name="P3"><text:span text:style-name="Strong_20_Emphasis">Deposit Initial Amount</text:span>: Pay via cash, cheque, or online.</text:p>
        </text:list-item>
        <text:list-item>
          <text:p text:style-name="P3"><text:span text:style-name="Strong_20_Emphasis">Receive Account Details</text:span>: Get account number, welcome kit (3–7 days for branch, 1–5 days online).</text:p>
        </text:list-item>
      </text:list>
      <text:h text:style-name="P1" text:outline-level="2">Notes</text:h>
      <text:list text:style-name="L2">
        <text:list-item>
          <text:p text:style-name="P4">Minimum balance: ₹1,000–₹10,000 (savings); higher for current.</text:p>
        </text:list-item>
        <text:list-item>
          <text:p text:style-name="P4">Video KYC speeds up online process.</text:p>
        </text:list-item>
        <text:list-item>
          <text:p text:style-name="P4">PAN mandatory for most accounts.</text:p>
        </text:list-item>
      </text:list>
      <text:h text:style-name="P1" text:outline-level="2">Key Terms</text:h>
      <text:p text:style-name="P2">Savings account, current account, KYC, minimum balance, Aadhaar, PAN, video KYC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7T23:54:30.420311293</dc:date>
    <meta:editing-duration>PT1M19S</meta:editing-duration>
    <meta:editing-cycles>1</meta:editing-cycles>
    <meta:document-statistic meta:table-count="0" meta:image-count="0" meta:object-count="0" meta:page-count="1" meta:paragraph-count="16" meta:word-count="163" meta:character-count="1026" meta:non-whitespace-character-count="894"/>
    <meta:generator>LibreOffice/24.2.7.2$Linux_X86_64 LibreOffice_project/420$Build-2</meta:generator>
  </office:meta>
</office:document-meta>
</file>